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KaitiM GB" svg:font-family="'AR PL KaitiM GB'" style:font-pitch="variable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110"/>
    </style:style>
    <style:style style:name="P2" style:family="paragraph" style:parent-style-name="Standard">
      <style:text-properties officeooo:rsid="00032110" officeooo:paragraph-rsid="00032110"/>
    </style:style>
    <style:style style:name="P3" style:family="paragraph" style:parent-style-name="Standard">
      <style:text-properties officeooo:rsid="00032110" officeooo:paragraph-rsid="000812a1"/>
    </style:style>
    <style:style style:name="P4" style:family="paragraph" style:parent-style-name="Standard">
      <style:text-properties officeooo:rsid="00037615" officeooo:paragraph-rsid="00037615"/>
    </style:style>
    <style:style style:name="P5" style:family="paragraph" style:parent-style-name="Standard">
      <style:text-properties officeooo:rsid="00037615" officeooo:paragraph-rsid="00037615"/>
    </style:style>
    <style:style style:name="P6" style:family="paragraph" style:parent-style-name="Standard">
      <style:text-properties officeooo:rsid="00138ca4" officeooo:paragraph-rsid="00138ca4"/>
    </style:style>
    <style:style style:name="T1" style:family="text">
      <style:text-properties officeooo:rsid="00037615"/>
    </style:style>
    <style:style style:name="T2" style:family="text">
      <style:text-properties officeooo:rsid="0004d91c"/>
    </style:style>
    <style:style style:name="T3" style:family="text">
      <style:text-properties officeooo:rsid="000606c5"/>
    </style:style>
    <style:style style:name="T4" style:family="text">
      <style:text-properties officeooo:rsid="000812a1"/>
    </style:style>
    <style:style style:name="T5" style:family="text">
      <style:text-properties style:font-name="AR PL KaitiM GB"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5">GNU</text:span></text:p>
      <text:p text:style-name="P1"><text:span text:style-name="T1">-c</text:span>arpeta home <text:span text:style-name="T4">es la carpeta del usuario</text:span></text:p>
      <text:p text:style-name="P2">-carpeta bin encontramos archivos binarios ejecutables</text:p>
      <text:p text:style-name="P2">-carpeta sbin encontramos los ejecutables <text:span text:style-name="T1">del administrador</text:span></text:p>
      <text:p text:style-name="P3">-carpeta etc estan las configuraciones de los programas, <text:span text:style-name="T2">t</text:span>odo nombre de archivo que empiece por punto es oculto</text:p>
      <text:p text:style-name="P4">-carpeta boot nos encontramos el menú de arranque</text:p>
      <text:p text:style-name="P4">-<text:span text:style-name="T2">carpeta var están los documentos que varían a lo largo del <text:s/>tiempo /server backups para guardar el estado de la página web y la bbdd</text:span></text:p>
      <text:p text:style-name="P4">-<text:span text:style-name="T3">carpeta tmp es donde cuando apago el sistema lo que hay dentro de la carpeta se borra</text:span></text:p>
      <text:p text:style-name="P4">-<text:span text:style-name="T3">carpeta srv es una carpeta donde se ponen los ficheros donde tiene que servir el servidor</text:span></text:p>
      <text:p text:style-name="P4">-<text:span text:style-name="T4">carpeta opt es donde todos los programas instalan los plugins, extensiones etc …</text:span></text:p>
      <text:p text:style-name="P4">-carpeta dev de devices que son todos los controladores del hardware tanto real como virtual. Fichero que representa al dispositivo</text:p>
      <text:p text:style-name="P4">-carpeta user es para la distro</text:p>
      <text:p text:style-name="P4">-carpeta share donde estan las bibliotecas, en include están las librerías</text:p>
      <text:p text:style-name="P6"><text:tab/><text:tab/><text:tab/></text:p>
      <text:p text:style-name="P4"/>
      <text:p text:style-name="P4"/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KaitiM GB" svg:font-family="'AR PL KaitiM GB'" style:font-pitch="variable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45:32.402880326</meta:creation-date>
    <dc:date>2017-10-17T08:53:10.469637879</dc:date>
    <meta:editing-duration>PT1H3M27S</meta:editing-duration>
    <meta:editing-cycles>10</meta:editing-cycles>
    <meta:generator>LibreOffice/5.4.0.3$Linux_X86_64 LibreOffice_project/40m0$Build-3</meta:generator>
    <meta:document-statistic meta:table-count="0" meta:image-count="0" meta:object-count="0" meta:page-count="1" meta:paragraph-count="14" meta:word-count="155" meta:character-count="948" meta:non-whitespace-character-count="798"/>
  </office:meta>
</office:document-meta>
</file>